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7.237cm" style:use-optimal-column-width="false"/>
    </style:style>
    <style:style style:name="co2" style:family="table-column">
      <style:table-column-properties style:column-width="7.24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394cm"/>
    </style:style>
    <style:style style:name="ce1" style:family="table-cell">
      <style:graphic-properties draw:fill-color="#ffffff" style:repeat="repeat"/>
      <style:paragraph-properties fo:text-align="center" fo:border-left="0.57pt groove #000000" fo:border-right="0.57pt groove #ffffff" fo:border-top="0.57pt groove #000000" fo:border-bottom="none"/>
    </style:style>
    <style:style style:name="ce2" style:family="table-cell">
      <style:graphic-properties draw:fill-color="#ffffff" style:repeat="repeat"/>
      <style:paragraph-properties fo:text-align="center" fo:border-left="0.57pt groove #ffffff" fo:border-right="0.57pt groove #000000" fo:border-top="0.57pt groove #000000" fo:border-bottom="none"/>
    </style:style>
    <style:style style:name="ce3" style:family="table-cell">
      <style:graphic-properties draw:fill-color="#ffffff" style:repeat="repeat"/>
      <style:paragraph-properties fo:text-align="center" fo:border="0.57pt groove #000000"/>
    </style:style>
    <style:style style:name="ce4" style:family="table-cell">
      <style:graphic-properties draw:fill-color="#ffffff" style:repeat="repeat"/>
      <style:paragraph-properties fo:text-align="center" fo:border-left="0.57pt groove #000000" fo:border-right="0.57pt groove #ffffff" fo:border-top="none" fo:border-bottom="0.57pt groove #000000"/>
    </style:style>
    <style:style style:name="ce5" style:family="table-cell">
      <style:graphic-properties draw:fill-color="#ffffff" style:repeat="repeat"/>
      <style:paragraph-properties fo:text-align="center" fo:border-left="0.57pt groove #ffffff" fo:border-right="0.57pt groove #000000" fo:border-top="none" fo:border-bottom="0.57pt groove #000000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477cm" svg:height="9.575cm" svg:x="3.506cm" svg:y="4.8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OBSTACLE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1">NEW</text:p>
                <text:p text:style-name="P1"/>
                <text:p text:style-name="P1"/>
                <text:p text:style-name="P1"/>
              </table:table-cell>
              <table:table-cell>
                <text:p text:style-name="P1">ESCALATE</text:p>
              </table:table-cell>
            </table:table-row>
            <table:table-row table:style-name="ro2" table:default-cell-style-name="ce3">
              <table:table-cell>
                <text:p text:style-name="P1">ASSIGNED</text:p>
                <text:p text:style-name="P1"/>
                <text:p text:style-name="P1"/>
                <text:p text:style-name="P1"/>
              </table:table-cell>
              <table:table-cell>
                <text:p text:style-name="P1">BACK TO TEAM</text:p>
              </table:table-cell>
            </table:table-row>
            <table:table-row table:style-name="ro3">
              <table:table-cell table:style-name="ce4" table:number-columns-spanned="2">
                <text:p text:style-name="P1">CLOSED</text:p>
                <text:p text:style-name="P1"/>
                <text:p text:style-name="P1"/>
              </table:table-cell>
              <table:covered-table-cell table:style-name="ce5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8-18T23:30:49</meta:creation-date>
    <dc:date>2015-08-18T23:39:16</dc:date>
    <dc:creator>Dario Palminio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